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288" officeooo:paragraph-rsid="001f4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ision tree</text:p>
      <text:p text:style-name="P1">Best Parameters found: {'criterion': 'entropy', 'max_depth': 40, 'max_features': 'sqrt', 'min_samples_leaf': 18, 'min_samples_split': 33}</text:p>
      <text:p text:style-name="P1">Best Cross-Validation Accuracy: 0.2301</text:p>
      <text:p text:style-name="P1">Final Test Set Accuracy: 0.252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0:13:15.978423486</meta:creation-date>
    <meta:generator>LibreOffice/25.2.6.2$Linux_X86_64 LibreOffice_project/520$Build-2</meta:generator>
    <dc:date>2025-11-29T20:14:43.627403553</dc:date>
    <meta:editing-duration>PT1M28S</meta:editing-duration>
    <meta:editing-cycles>1</meta:editing-cycles>
    <meta:document-statistic meta:table-count="0" meta:image-count="0" meta:object-count="0" meta:page-count="1" meta:paragraph-count="4" meta:word-count="24" meta:character-count="219" meta:non-whitespace-character-count="199"/>
  </office:meta>
</office:document-meta>
</file>